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ucida Console" fo:font-size="9pt" style:font-size-asian="9pt" fo:background-color="#ffffff"/>
    </style:style>
    <style:style style:name="T1" style:family="text">
      <style:text-properties fo:color="#00bf00" style:font-name="Lucida Console" fo:font-size="9pt" style:font-size-asian="9pt" fo:background-color="#ffffff"/>
    </style:style>
    <style:style style:name="T2" style:family="text">
      <style:text-properties fo:color="#bf00bf" style:font-name="Lucida Console" fo:font-size="9pt" style:font-size-asian="9pt" fo:background-color="#ffffff"/>
    </style:style>
    <style:style style:name="T3" style:family="text">
      <style:text-properties fo:color="#bfbf00" style:font-name="Lucida Console" fo:font-size="9pt" style:font-size-asian="9pt" fo:background-color="#ffffff"/>
    </style:style>
    <style:style style:name="T4" style:family="text">
      <style:text-properties fo:color="#00bfbf" style:font-name="Lucida Console" fo:font-size="9pt" style:font-size-asian="9pt" fo:background-color="#ffffff"/>
    </style:style>
    <style:style style:name="T5" style:family="text">
      <style:text-properties fo:color="#000000" style:font-name="Lucida Console" fo:font-size="9pt" style:font-size-asian="9pt" fo:background-color="#ffffff"/>
    </style:style>
    <style:style style:name="T6" style:family="text">
      <style:text-properties fo:color="#40ffff" style:font-name="Lucida Console" fo:font-size="9pt" style:font-size-asian="9pt" fo:background-color="#ffffff"/>
    </style:style>
    <style:style style:name="T7" style:family="text">
      <style:text-properties fo:color="#40ff40" style:font-name="Lucida Console" fo:font-size="9pt" style:font-size-asian="9pt" fo:background-color="#ffffff"/>
    </style:style>
    <style:style style:name="T8" style:family="text">
      <style:text-properties fo:color="#ff4040" style:font-name="Lucida Console" fo:font-size="9pt" style:font-size-asian="9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71294@lab215-ws12 </text:span><text:span text:style-name="T2">MINGW64 </text:span><text:span text:style-name="T3">~/SI_171294_lab1</text:span><text:span text:style-name="T4"> (logs)</text:span></text:p>
      <text:p text:style-name="Standard"><text:span text:style-name="T5">$ git log</text:span></text:p>
      <text:p text:style-name="Standard"><text:span text:style-name="T3">commit 8202f9663f932a6c72724b1d30527661c622ac88 (</text:span><text:span text:style-name="T6">HEAD -&gt; </text:span><text:span text:style-name="T7">logs</text:span><text:span text:style-name="T3">, </text:span><text:span text:style-name="T8">origin/master</text:span><text:span text:style-name="T3">, </text:span><text:span text:style-name="T7">master</text:span><text:span text:style-name="T3">)</text:span></text:p>
      <text:p text:style-name="Standard"><text:span text:style-name="T5">Author: unknown &lt;Olgica.Mircheva@students.finki.ukim.mk&gt;</text:span></text:p>
      <text:p text:style-name="Standard"><text:span text:style-name="T5">Date: <text:s text:c="2"/>Thu Apr 4 10:21:51 2019 +0200</text:span></text:p>
      <text:p text:style-name="P1"/>
      <text:p text:style-name="Standard"><text:span text:style-name="T5"><text:s text:c="4"/>Initial commi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4-04T10:31:02.835000000</dc:date>
    <meta:editing-duration>PT14S</meta:editing-duration>
    <meta:editing-cycles>1</meta:editing-cycles>
    <meta:document-statistic meta:table-count="0" meta:image-count="0" meta:object-count="0" meta:page-count="1" meta:paragraph-count="6" meta:word-count="26" meta:character-count="255" meta:non-whitespace-character-count="229"/>
  </office:meta>
</office:document-meta>
</file>